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全力">
            <text:p>全力</text:p>
          </table:table-cell>
          <table:table-cell office:value-type="string" office:value="ぜんりょく">
            <text:p>ぜんりょく</text:p>
          </table:table-cell>
          <table:table-cell office:value-type="string" office:value="all one's might, full capacity">
            <text:p>all one's might, full capac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全力で走れ。">
            <text:p>全力で走れ。</text:p>
          </table:table-cell>
          <table:table-cell office:value-type="string" office:value="ぜんりょく で はしれ。">
            <text:p>ぜんりょく で はしれ。</text:p>
          </table:table-cell>
          <table:table-cell office:value-type="string" office:value="Run with all your might!">
            <text:p>Run with all your might!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世話">
            <text:p>世話</text:p>
          </table:table-cell>
          <table:table-cell office:value-type="string" office:value="せわ">
            <text:p>せわ</text:p>
          </table:table-cell>
          <table:table-cell office:value-type="string" office:value="care, taking care of">
            <text:p>care, taking care of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旅行の間、犬の世話をしてください。">
            <text:p>旅行の間、犬の世話をしてください。</text:p>
          </table:table-cell>
          <table:table-cell office:value-type="string" office:value="りょこう の あいだ、いぬ の せわ を して ください。">
            <text:p>りょこう の あいだ、いぬ の せわ を して ください。</text:p>
          </table:table-cell>
          <table:table-cell office:value-type="string" office:value="Please take care of my dog while I'm on the trip.">
            <text:p>Please take care of my dog while I'm on the tri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">
            <text:p>3</text:p>
          </table:table-cell>
          <table:table-cell office:value-type="string" office:value="4">
            <text:p>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タイヤ">
            <text:p>タイヤ</text:p>
          </table:table-cell>
          <table:table-cell office:value-type="string" office:value="タイヤ">
            <text:p>タイヤ</text:p>
          </table:table-cell>
          <table:table-cell office:value-type="string" office:value="tire">
            <text:p>ti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タイヤを交換してください。">
            <text:p>タイヤを交換してください。</text:p>
          </table:table-cell>
          <table:table-cell office:value-type="string" office:value="タイヤ を こうかん して ください。">
            <text:p>タイヤ を こうかん して ください。</text:p>
          </table:table-cell>
          <table:table-cell office:value-type="string" office:value="Please change the tires.">
            <text:p>Please change the tir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警官">
            <text:p>警官</text:p>
          </table:table-cell>
          <table:table-cell office:value-type="string" office:value="けいかん">
            <text:p>けいかん</text:p>
          </table:table-cell>
          <table:table-cell office:value-type="string" office:value="police officer (formal)">
            <text:p>police officer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道で警官に呼び止められた。">
            <text:p>道で警官に呼び止められた。</text:p>
          </table:table-cell>
          <table:table-cell office:value-type="string" office:value="みち で けいかん に よびとめられた。">
            <text:p>みち で けいかん に よびとめられた。</text:p>
          </table:table-cell>
          <table:table-cell office:value-type="string" office:value="I was stopped by a police officer on the road.">
            <text:p>I was stopped by a police officer on the ro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定員">
            <text:p>定員</text:p>
          </table:table-cell>
          <table:table-cell office:value-type="string" office:value="ていいん">
            <text:p>ていいん</text:p>
          </table:table-cell>
          <table:table-cell office:value-type="string" office:value="capacity, fixed number (of people)">
            <text:p>capacity, fixed number (of people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降りてください、定員オーバーです。">
            <text:p>降りてください、定員オーバーです。</text:p>
          </table:table-cell>
          <table:table-cell office:value-type="string" office:value="おりて ください、ていいん オーバー です。">
            <text:p>おりて ください、ていいん オーバー です。</text:p>
          </table:table-cell>
          <table:table-cell office:value-type="string" office:value="Please get off, we are over capacity.">
            <text:p>Please get off, we are over capac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">
            <text:p>9</text:p>
          </table:table-cell>
          <table:table-cell office:value-type="string" office:value="10">
            <text:p>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消化">
            <text:p>消化</text:p>
          </table:table-cell>
          <table:table-cell office:value-type="string" office:value="しょうか">
            <text:p>しょうか</text:p>
          </table:table-cell>
          <table:table-cell office:value-type="string" office:value="digestion">
            <text:p>diges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消化不良を起こしたんだ。">
            <text:p>彼は消化不良を起こしたんだ。</text:p>
          </table:table-cell>
          <table:table-cell office:value-type="string" office:value="かれ は しょうか ふりょう を おこした ん だ。">
            <text:p>かれ は しょうか ふりょう を おこした ん だ。</text:p>
          </table:table-cell>
          <table:table-cell office:value-type="string" office:value="He had indigestion.">
            <text:p>He had indiges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倉庫">
            <text:p>倉庫</text:p>
          </table:table-cell>
          <table:table-cell office:value-type="string" office:value="そうこ">
            <text:p>そうこ</text:p>
          </table:table-cell>
          <table:table-cell office:value-type="string" office:value="warehouse, storehouse">
            <text:p>warehouse, storehou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荷物を倉庫に運びましょう。">
            <text:p>この荷物を倉庫に運びましょう。</text:p>
          </table:table-cell>
          <table:table-cell office:value-type="string" office:value="この にもつ を そうこ に はこびましょう。">
            <text:p>この にもつ を そうこ に はこびましょう。</text:p>
          </table:table-cell>
          <table:table-cell office:value-type="string" office:value="Let's take these packages to the warehouse.">
            <text:p>Let's take these packages to the warehou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始まり">
            <text:p>始まり</text:p>
          </table:table-cell>
          <table:table-cell office:value-type="string" office:value="はじまり">
            <text:p>はじまり</text:p>
          </table:table-cell>
          <table:table-cell office:value-type="string" office:value="beginning, start, cause">
            <text:p>beginning, start, cau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いよいよ劇の始まりですね。">
            <text:p>いよいよ劇の始まりですね。</text:p>
          </table:table-cell>
          <table:table-cell office:value-type="string" office:value="いよいよ げき の はじまり です ね。">
            <text:p>いよいよ げき の はじまり です ね。</text:p>
          </table:table-cell>
          <table:table-cell office:value-type="string" office:value="The play is about to start.">
            <text:p>The play is about to sta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">
            <text:p>15</text:p>
          </table:table-cell>
          <table:table-cell office:value-type="string" office:value="16">
            <text:p>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穏やか">
            <text:p>穏やか</text:p>
          </table:table-cell>
          <table:table-cell office:value-type="string" office:value="おだやか">
            <text:p>おだやか</text:p>
          </table:table-cell>
          <table:table-cell office:value-type="string" office:value="calm, quiet">
            <text:p>calm, quie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らは穏やかな暮らしをしているの。">
            <text:p>彼らは穏やかな暮らしをしているの。</text:p>
          </table:table-cell>
          <table:table-cell office:value-type="string" office:value="かれら は おだやかな くらし を して いる の。">
            <text:p>かれら は おだやかな くらし を して いる の。</text:p>
          </table:table-cell>
          <table:table-cell office:value-type="string" office:value="They live a quiet life.">
            <text:p>They live a quiet li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悲しみ">
            <text:p>悲しみ</text:p>
          </table:table-cell>
          <table:table-cell office:value-type="string" office:value="かなしみ">
            <text:p>かなしみ</text:p>
          </table:table-cell>
          <table:table-cell office:value-type="string" office:value="grief, sadness">
            <text:p>grief, sad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突然の悲しみが一家を襲いました。">
            <text:p>突然の悲しみが一家を襲いました。</text:p>
          </table:table-cell>
          <table:table-cell office:value-type="string" office:value="とつぜん の かなしみ が いっか を おそいました。">
            <text:p>とつぜん の かなしみ が いっか を おそいました。</text:p>
          </table:table-cell>
          <table:table-cell office:value-type="string" office:value="Sudden grief fell upon the whole family.">
            <text:p>Sudden grief fell upon the whole fami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前者">
            <text:p>前者</text:p>
          </table:table-cell>
          <table:table-cell office:value-type="string" office:value="ぜんしゃ">
            <text:p>ぜんしゃ</text:p>
          </table:table-cell>
          <table:table-cell office:value-type="string" office:value="the former">
            <text:p>the form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前者の方が優れていると思います。">
            <text:p>私は前者の方が優れていると思います。</text:p>
          </table:table-cell>
          <table:table-cell office:value-type="string" office:value="わたし は ぜんしゃ の ほう が すぐれて いる と おもいます。">
            <text:p>わたし は ぜんしゃ の ほう が すぐれて いる と おもいます。</text:p>
          </table:table-cell>
          <table:table-cell office:value-type="string" office:value="I think that the former is better.">
            <text:p>I think that the former is bet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">
            <text:p>21</text:p>
          </table:table-cell>
          <table:table-cell office:value-type="string" office:value="22">
            <text:p>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丘">
            <text:p>丘</text:p>
          </table:table-cell>
          <table:table-cell office:value-type="string" office:value="おか">
            <text:p>おか</text:p>
          </table:table-cell>
          <table:table-cell office:value-type="string" office:value="hill">
            <text:p>hil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丘の上にホテルが建ちましたね。">
            <text:p>丘の上にホテルが建ちましたね。</text:p>
          </table:table-cell>
          <table:table-cell office:value-type="string" office:value="おか の うえ に ホテル が たちました ね。">
            <text:p>おか の うえ に ホテル が たちました ね。</text:p>
          </table:table-cell>
          <table:table-cell office:value-type="string" office:value="A hotel was built on top of the hill.">
            <text:p>A hotel was built on top of the hi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接近">
            <text:p>接近</text:p>
          </table:table-cell>
          <table:table-cell office:value-type="string" office:value="せっきん">
            <text:p>せっきん</text:p>
          </table:table-cell>
          <table:table-cell office:value-type="string" office:value="approach, to draw near">
            <text:p>approach, to draw near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台風が接近していますね。">
            <text:p>台風が接近していますね。</text:p>
          </table:table-cell>
          <table:table-cell office:value-type="string" office:value="たいふう が せっきん して います ね。">
            <text:p>たいふう が せっきん して います ね。</text:p>
          </table:table-cell>
          <table:table-cell office:value-type="string" office:value="A typhoon is approaching.">
            <text:p>A typhoon is approach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飯">
            <text:p>飯</text:p>
          </table:table-cell>
          <table:table-cell office:value-type="string" office:value="めし">
            <text:p>めし</text:p>
          </table:table-cell>
          <table:table-cell office:value-type="string" office:value="cooked rice, meal (vulgar language)">
            <text:p>cooked rice, meal (vulgar language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朝は飯を食べたかい？">
            <text:p>今朝は飯を食べたかい？</text:p>
          </table:table-cell>
          <table:table-cell office:value-type="string" office:value="けさ は めし を たべた かい？">
            <text:p>けさ は めし を たべた かい？</text:p>
          </table:table-cell>
          <table:table-cell office:value-type="string" office:value="Did you have a meal this morning?">
            <text:p>Did you have a meal this morning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">
            <text:p>27</text:p>
          </table:table-cell>
          <table:table-cell office:value-type="string" office:value="28">
            <text:p>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はねる">
            <text:p>はねる</text:p>
          </table:table-cell>
          <table:table-cell office:value-type="string" office:value="はねる">
            <text:p>はねる</text:p>
          </table:table-cell>
          <table:table-cell office:value-type="string" office:value="run over, hit">
            <text:p>run over, hi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車にはねられたけど無事だったの。">
            <text:p>彼は車にはねられたけど無事だったの。</text:p>
          </table:table-cell>
          <table:table-cell office:value-type="string" office:value="かれ は くるま に はねられた けど ぶじ だった の。">
            <text:p>かれ は くるま に はねられた けど ぶじ だった の。</text:p>
          </table:table-cell>
          <table:table-cell office:value-type="string" office:value="He was hit by a car but was fine.">
            <text:p>He was hit by a car but was f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先端">
            <text:p>先端</text:p>
          </table:table-cell>
          <table:table-cell office:value-type="string" office:value="せんたん">
            <text:p>せんたん</text:p>
          </table:table-cell>
          <table:table-cell office:value-type="string" office:value="end, tip">
            <text:p>end, ti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棒の先端を持ってください。">
            <text:p>棒の先端を持ってください。</text:p>
          </table:table-cell>
          <table:table-cell office:value-type="string" office:value="ぼう の せんたん を もって ください 。">
            <text:p>ぼう の せんたん を もって ください 。</text:p>
          </table:table-cell>
          <table:table-cell office:value-type="string" office:value="Please hold the end of the stick.">
            <text:p>Please hold the end of the sti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争う">
            <text:p>争う</text:p>
          </table:table-cell>
          <table:table-cell office:value-type="string" office:value="あらそう">
            <text:p>あらそう</text:p>
          </table:table-cell>
          <table:table-cell office:value-type="string" office:value="compete, fight">
            <text:p>compete, figh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その2国は資源をめぐって争っています。">
            <text:p>その2国は資源をめぐって争っています。</text:p>
          </table:table-cell>
          <table:table-cell office:value-type="string" office:value="その 2 こく は しげん を めぐって あらそって います。">
            <text:p>その 2 こく は しげん を めぐって あらそって います。</text:p>
          </table:table-cell>
          <table:table-cell office:value-type="string" office:value="The two countries are competing for resources.">
            <text:p>The two countries are competing for resourc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3">
            <text:p>33</text:p>
          </table:table-cell>
          <table:table-cell office:value-type="string" office:value="34">
            <text:p>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一流">
            <text:p>一流</text:p>
          </table:table-cell>
          <table:table-cell office:value-type="string" office:value="いちりゅう">
            <text:p>いちりゅう</text:p>
          </table:table-cell>
          <table:table-cell office:value-type="string" office:value="top-ranked, world-class">
            <text:p>top-ranked, world-cla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一流の選手です。">
            <text:p>彼は一流の選手です。</text:p>
          </table:table-cell>
          <table:table-cell office:value-type="string" office:value="かれ は いちりゅう の せんしゅ です。">
            <text:p>かれ は いちりゅう の せんしゅ です。</text:p>
          </table:table-cell>
          <table:table-cell office:value-type="string" office:value="He is a top-ranked player.">
            <text:p>He is a top-ranked play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生き物">
            <text:p>生き物</text:p>
          </table:table-cell>
          <table:table-cell office:value-type="string" office:value="いきもの">
            <text:p>いきもの</text:p>
          </table:table-cell>
          <table:table-cell office:value-type="string" office:value="living creature">
            <text:p>living creat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生き物を大切にしましょう。">
            <text:p>生き物を大切にしましょう。</text:p>
          </table:table-cell>
          <table:table-cell office:value-type="string" office:value="いきもの を たいせつ に しましょう。">
            <text:p>いきもの を たいせつ に しましょう。</text:p>
          </table:table-cell>
          <table:table-cell office:value-type="string" office:value="Let's care about living things.">
            <text:p>Let's care about living th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実習">
            <text:p>実習</text:p>
          </table:table-cell>
          <table:table-cell office:value-type="string" office:value="じっしゅう">
            <text:p>じっしゅう</text:p>
          </table:table-cell>
          <table:table-cell office:value-type="string" office:value="hands-on training, practical training">
            <text:p>hands-on training, practical train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日は料理の実習があった。">
            <text:p>今日は料理の実習があった。</text:p>
          </table:table-cell>
          <table:table-cell office:value-type="string" office:value="きょう は りょうり の じっしゅう が あった。">
            <text:p>きょう は りょうり の じっしゅう が あった。</text:p>
          </table:table-cell>
          <table:table-cell office:value-type="string" office:value="We had hands-on cooking practice today.">
            <text:p>We had hands-on cooking practice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9">
            <text:p>39</text:p>
          </table:table-cell>
          <table:table-cell office:value-type="string" office:value="40">
            <text:p>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譲る">
            <text:p>譲る</text:p>
          </table:table-cell>
          <table:table-cell office:value-type="string" office:value="ゆずる">
            <text:p>ゆずる</text:p>
          </table:table-cell>
          <table:table-cell office:value-type="string" office:value="give, hand over">
            <text:p>give, hand ov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上司が車を譲ってくれたの。">
            <text:p>上司が車を譲ってくれたの。</text:p>
          </table:table-cell>
          <table:table-cell office:value-type="string" office:value="じょうし が くるま を ゆずって くれた の。">
            <text:p>じょうし が くるま を ゆずって くれた の。</text:p>
          </table:table-cell>
          <table:table-cell office:value-type="string" office:value="My boss gave me his car.">
            <text:p>My boss gave me his c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後輩">
            <text:p>後輩</text:p>
          </table:table-cell>
          <table:table-cell office:value-type="string" office:value="こうはい">
            <text:p>こうはい</text:p>
          </table:table-cell>
          <table:table-cell office:value-type="string" office:value="one's junior">
            <text:p>one's juni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大学の後輩です。">
            <text:p>彼は大学の後輩です。</text:p>
          </table:table-cell>
          <table:table-cell office:value-type="string" office:value="かれ は だいがく の こうはい です。">
            <text:p>かれ は だいがく の こうはい です。</text:p>
          </table:table-cell>
          <table:table-cell office:value-type="string" office:value="He's my junior in college.">
            <text:p>He's my junior in colle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漁業">
            <text:p>漁業</text:p>
          </table:table-cell>
          <table:table-cell office:value-type="string" office:value="ぎょぎょう">
            <text:p>ぎょぎょう</text:p>
          </table:table-cell>
          <table:table-cell office:value-type="string" office:value="fishery">
            <text:p>fishe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らは漁業を営んでいるんだ。">
            <text:p>彼らは漁業を営んでいるんだ。</text:p>
          </table:table-cell>
          <table:table-cell office:value-type="string" office:value="かれら は ぎょぎょう を いとなんで いる ん だ。">
            <text:p>かれら は ぎょぎょう を いとなんで いる ん だ。</text:p>
          </table:table-cell>
          <table:table-cell office:value-type="string" office:value="They are engaged in a fishing business.">
            <text:p>They are engaged in a fishing busin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5">
            <text:p>45</text:p>
          </table:table-cell>
          <table:table-cell office:value-type="string" office:value="46">
            <text:p>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画家">
            <text:p>画家</text:p>
          </table:table-cell>
          <table:table-cell office:value-type="string" office:value="がか">
            <text:p>がか</text:p>
          </table:table-cell>
          <table:table-cell office:value-type="string" office:value="artist, painter">
            <text:p>artist, pain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絵はスペインの画家が描きました。">
            <text:p>この絵はスペインの画家が描きました。</text:p>
          </table:table-cell>
          <table:table-cell office:value-type="string" office:value="この え は スペイン の がか が かきました。">
            <text:p>この え は スペイン の がか が かきました。</text:p>
          </table:table-cell>
          <table:table-cell office:value-type="string" office:value="This picture was drawn by a Spanish painter.">
            <text:p>This picture was drawn by a Spanish pain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学期">
            <text:p>学期</text:p>
          </table:table-cell>
          <table:table-cell office:value-type="string" office:value="がっき">
            <text:p>がっき</text:p>
          </table:table-cell>
          <table:table-cell office:value-type="string" office:value="school term, semester">
            <text:p>school term, semes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新学期が始まったね。">
            <text:p>新学期が始まったね。</text:p>
          </table:table-cell>
          <table:table-cell office:value-type="string" office:value="しん がっき が はじまった ね。">
            <text:p>しん がっき が はじまった ね。</text:p>
          </table:table-cell>
          <table:table-cell office:value-type="string" office:value="A new semester has started.">
            <text:p>A new semester has star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裏切る">
            <text:p>裏切る</text:p>
          </table:table-cell>
          <table:table-cell office:value-type="string" office:value="うらぎる">
            <text:p>うらぎる</text:p>
          </table:table-cell>
          <table:table-cell office:value-type="string" office:value="betray">
            <text:p>betra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仲間を裏切ったの。">
            <text:p>彼は仲間を裏切ったの。</text:p>
          </table:table-cell>
          <table:table-cell office:value-type="string" office:value="かれ は なかま を うらぎった の。">
            <text:p>かれ は なかま を うらぎった の。</text:p>
          </table:table-cell>
          <table:table-cell office:value-type="string" office:value="He betrayed his friends.">
            <text:p>He betrayed his frien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1">
            <text:p>51</text:p>
          </table:table-cell>
          <table:table-cell office:value-type="string" office:value="52">
            <text:p>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幸運">
            <text:p>幸運</text:p>
          </table:table-cell>
          <table:table-cell office:value-type="string" office:value="こううん">
            <text:p>こううん</text:p>
          </table:table-cell>
          <table:table-cell office:value-type="string" office:value="good fortune, good luck">
            <text:p>good fortune, good luck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幸運にもチケットを手に入れました。">
            <text:p>幸運にもチケットを手に入れました。</text:p>
          </table:table-cell>
          <table:table-cell office:value-type="string" office:value="こううん に も チケット を て に いれました。">
            <text:p>こううん に も チケット を て に いれました。</text:p>
          </table:table-cell>
          <table:table-cell office:value-type="string" office:value="Fortunately, I was able to get a ticket.">
            <text:p>Fortunately, I was able to get a tick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生存">
            <text:p>生存</text:p>
          </table:table-cell>
          <table:table-cell office:value-type="string" office:value="せいぞん">
            <text:p>せいぞん</text:p>
          </table:table-cell>
          <table:table-cell office:value-type="string" office:value="existence, to be alive">
            <text:p>existence, to be aliv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乗客は全員生存しています。">
            <text:p>乗客は全員生存しています。</text:p>
          </table:table-cell>
          <table:table-cell office:value-type="string" office:value="じょうきゃく は ぜんいん せいぞん して います。">
            <text:p>じょうきゃく は ぜんいん せいぞん して います。</text:p>
          </table:table-cell>
          <table:table-cell office:value-type="string" office:value="All passengers are alive.">
            <text:p>All passengers are ali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地理">
            <text:p>地理</text:p>
          </table:table-cell>
          <table:table-cell office:value-type="string" office:value="ちり">
            <text:p>ちり</text:p>
          </table:table-cell>
          <table:table-cell office:value-type="string" office:value="geography">
            <text:p>geograph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地理に詳しいの。">
            <text:p>彼は地理に詳しいの。</text:p>
          </table:table-cell>
          <table:table-cell office:value-type="string" office:value="かれ は ちり に くわしい の。">
            <text:p>かれ は ちり に くわしい の。</text:p>
          </table:table-cell>
          <table:table-cell office:value-type="string" office:value="He's knows a lot about geography.">
            <text:p>He's knows a lot about geograph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7">
            <text:p>57</text:p>
          </table:table-cell>
          <table:table-cell office:value-type="string" office:value="58">
            <text:p>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海洋">
            <text:p>海洋</text:p>
          </table:table-cell>
          <table:table-cell office:value-type="string" office:value="かいよう">
            <text:p>かいよう</text:p>
          </table:table-cell>
          <table:table-cell office:value-type="string" office:value="ocean, sea">
            <text:p>ocean, se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昔、航海士たちは未踏の地を求め海洋に乗り出しました。">
            <text:p>その昔、航海士たちは未踏の地を求め海洋に乗り出しました。</text:p>
          </table:table-cell>
          <table:table-cell office:value-type="string" office:value="その むかし 、 こうかい し たち は みとう の ち を もとめ かいよう に のりだしました 。">
            <text:p>その むかし 、 こうかい し たち は みとう の ち を もとめ かいよう に のりだしました 。</text:p>
          </table:table-cell>
          <table:table-cell office:value-type="string" office:value="In the past, sailors ventured into the ocean in search of unexplored lands.">
            <text:p>In the past, sailors ventured into the ocean in search of unexplored lan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9">
            <text:p>59</text:p>
          </table:table-cell>
          <table:table-cell office:value-type="string" office:value="60">
            <text:p>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家事">
            <text:p>家事</text:p>
          </table:table-cell>
          <table:table-cell office:value-type="string" office:value="かじ">
            <text:p>かじ</text:p>
          </table:table-cell>
          <table:table-cell office:value-type="string" office:value="housework, domestic duties">
            <text:p>housework, domestic dut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母は毎日てきぱきと家事をしているよ。">
            <text:p>母は毎日てきぱきと家事をしているよ。</text:p>
          </table:table-cell>
          <table:table-cell office:value-type="string" office:value="はは は まいにち てきぱき と かじ を して いる よ。">
            <text:p>はは は まいにち てきぱき と かじ を して いる よ。</text:p>
          </table:table-cell>
          <table:table-cell office:value-type="string" office:value="My mother zips through housework every day.">
            <text:p>My mother zips through housework every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1">
            <text:p>61</text:p>
          </table:table-cell>
          <table:table-cell office:value-type="string" office:value="62">
            <text:p>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解答">
            <text:p>解答</text:p>
          </table:table-cell>
          <table:table-cell office:value-type="string" office:value="かいとう">
            <text:p>かいとう</text:p>
          </table:table-cell>
          <table:table-cell office:value-type="string" office:value="solution, answer">
            <text:p>solution, answer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インターネットで試験の解答を確認したんだ。">
            <text:p>インターネットで試験の解答を確認したんだ。</text:p>
          </table:table-cell>
          <table:table-cell office:value-type="string" office:value="インターネット で しけん の かいとう を かくにん した ん だ。">
            <text:p>インターネット で しけん の かいとう を かくにん した ん だ。</text:p>
          </table:table-cell>
          <table:table-cell office:value-type="string" office:value="I checked the answers to the exam questions on the Internet.">
            <text:p>I checked the answers to the exam questions on the Intern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3">
            <text:p>63</text:p>
          </table:table-cell>
          <table:table-cell office:value-type="string" office:value="64">
            <text:p>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死体">
            <text:p>死体</text:p>
          </table:table-cell>
          <table:table-cell office:value-type="string" office:value="したい">
            <text:p>したい</text:p>
          </table:table-cell>
          <table:table-cell office:value-type="string" office:value="corpse">
            <text:p>corp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公園で死体が見つかったの。">
            <text:p>公園で死体が見つかったの。</text:p>
          </table:table-cell>
          <table:table-cell office:value-type="string" office:value="こうえん で したい が みつかった の。">
            <text:p>こうえん で したい が みつかった の。</text:p>
          </table:table-cell>
          <table:table-cell office:value-type="string" office:value="A corpse was found in the park.">
            <text:p>A corpse was found in the pa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5">
            <text:p>65</text:p>
          </table:table-cell>
          <table:table-cell office:value-type="string" office:value="66">
            <text:p>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採る">
            <text:p>採る</text:p>
          </table:table-cell>
          <table:table-cell office:value-type="string" office:value="とる">
            <text:p>とる</text:p>
          </table:table-cell>
          <table:table-cell office:value-type="string" office:value="gather, pick">
            <text:p>gather, pic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山ではきのこが採れますよ。">
            <text:p>この山ではきのこが採れますよ。</text:p>
          </table:table-cell>
          <table:table-cell office:value-type="string" office:value="この やま で は きのこ が とれます よ。">
            <text:p>この やま で は きのこ が とれます よ。</text:p>
          </table:table-cell>
          <table:table-cell office:value-type="string" office:value="You can pick mushrooms on this mountain.">
            <text:p>You can pick mushrooms on this mount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7">
            <text:p>67</text:p>
          </table:table-cell>
          <table:table-cell office:value-type="string" office:value="68">
            <text:p>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外出">
            <text:p>外出</text:p>
          </table:table-cell>
          <table:table-cell office:value-type="string" office:value="がいしゅつ">
            <text:p>がいしゅつ</text:p>
          </table:table-cell>
          <table:table-cell office:value-type="string" office:value="outing, going out">
            <text:p>outing, going ou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午後は外出の予定です。">
            <text:p>午後は外出の予定です。</text:p>
          </table:table-cell>
          <table:table-cell office:value-type="string" office:value="ごご は がいしゅつ の よてい です。">
            <text:p>ごご は がいしゅつ の よてい です。</text:p>
          </table:table-cell>
          <table:table-cell office:value-type="string" office:value="I'm planning to go out this afternoon.">
            <text:p>I'm planning to go out this aftern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9">
            <text:p>69</text:p>
          </table:table-cell>
          <table:table-cell office:value-type="string" office:value="70">
            <text:p>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スピーカー">
            <text:p>スピーカー</text:p>
          </table:table-cell>
          <table:table-cell office:value-type="string" office:value="スピーカー">
            <text:p>スピーカー</text:p>
          </table:table-cell>
          <table:table-cell office:value-type="string" office:value="speaker">
            <text:p>speak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スピーカーは音がいいですね。">
            <text:p>このスピーカーは音がいいですね。</text:p>
          </table:table-cell>
          <table:table-cell office:value-type="string" office:value="この スピーカー は おと が いい です ね。">
            <text:p>この スピーカー は おと が いい です ね。</text:p>
          </table:table-cell>
          <table:table-cell office:value-type="string" office:value="This speaker has good sound.">
            <text:p>This speaker has good sou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1">
            <text:p>71</text:p>
          </table:table-cell>
          <table:table-cell office:value-type="string" office:value="72">
            <text:p>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成人">
            <text:p>成人</text:p>
          </table:table-cell>
          <table:table-cell office:value-type="string" office:value="せいじん">
            <text:p>せいじん</text:p>
          </table:table-cell>
          <table:table-cell office:value-type="string" office:value="adult, to be of age">
            <text:p>adult, to be of ag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娘が今年成人します。">
            <text:p>娘が今年成人します。</text:p>
          </table:table-cell>
          <table:table-cell office:value-type="string" office:value="むすめ が ことし せいじん します。">
            <text:p>むすめ が ことし せいじん します。</text:p>
          </table:table-cell>
          <table:table-cell office:value-type="string" office:value="My daughter will come of age this year.">
            <text:p>My daughter will come of age this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印">
            <text:p>印</text:p>
          </table:table-cell>
          <table:table-cell office:value-type="string" office:value="しるし">
            <text:p>しるし</text:p>
          </table:table-cell>
          <table:table-cell office:value-type="string" office:value="mark, symbol">
            <text:p>mark, symbo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間違いに印を付けておきました。">
            <text:p>間違いに印を付けておきました。</text:p>
          </table:table-cell>
          <table:table-cell office:value-type="string" office:value="まちがい に しるし を つけて おきました。">
            <text:p>まちがい に しるし を つけて おきました。</text:p>
          </table:table-cell>
          <table:table-cell office:value-type="string" office:value="I marked the mistakes.">
            <text:p>I marked the mistak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5">
            <text:p>75</text:p>
          </table:table-cell>
          <table:table-cell office:value-type="string" office:value="76">
            <text:p>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儀式">
            <text:p>儀式</text:p>
          </table:table-cell>
          <table:table-cell office:value-type="string" office:value="ぎしき">
            <text:p>ぎしき</text:p>
          </table:table-cell>
          <table:table-cell office:value-type="string" office:value="ceremony, ritual">
            <text:p>ceremony, ritu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儀式には作法があります。">
            <text:p>儀式には作法があります。</text:p>
          </table:table-cell>
          <table:table-cell office:value-type="string" office:value="ぎしき に は さほう が あります。">
            <text:p>ぎしき に は さほう が あります。</text:p>
          </table:table-cell>
          <table:table-cell office:value-type="string" office:value="Ceremonies have their rules of etiquette.">
            <text:p>Ceremonies have their rules of etiquet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針">
            <text:p>針</text:p>
          </table:table-cell>
          <table:table-cell office:value-type="string" office:value="はり">
            <text:p>はり</text:p>
          </table:table-cell>
          <table:table-cell office:value-type="string" office:value="needle, (clock) hand">
            <text:p>needle, (clock) ha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よく見たら、時計の針が12時を指してるよ。">
            <text:p>よく見たら、時計の針が12時を指してるよ。</text:p>
          </table:table-cell>
          <table:table-cell office:value-type="string" office:value="よく みたら、とけい の はり が 12 じ を さしてる よ。">
            <text:p>よく みたら、とけい の はり が 12 じ を さしてる よ。</text:p>
          </table:table-cell>
          <table:table-cell office:value-type="string" office:value="Now that I'm looking closer, I can see the clock hands pointing at 12.">
            <text:p>Now that I'm looking closer, I can see the clock hands pointing at 12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挟む">
            <text:p>挟む</text:p>
          </table:table-cell>
          <table:table-cell office:value-type="string" office:value="はさむ">
            <text:p>はさむ</text:p>
          </table:table-cell>
          <table:table-cell office:value-type="string" office:value="pinch, get something caught (in)">
            <text:p>pinch, get something caught (in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ドアに指を挟んだ。">
            <text:p>ドアに指を挟んだ。</text:p>
          </table:table-cell>
          <table:table-cell office:value-type="string" office:value="ドア に ゆび を はさんだ。">
            <text:p>ドア に ゆび を はさんだ。</text:p>
          </table:table-cell>
          <table:table-cell office:value-type="string" office:value="My finger got caught in the door.">
            <text:p>My finger got caught in the d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1">
            <text:p>81</text:p>
          </table:table-cell>
          <table:table-cell office:value-type="string" office:value="82">
            <text:p>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いくら">
            <text:p>いくら</text:p>
          </table:table-cell>
          <table:table-cell office:value-type="string" office:value="いくら">
            <text:p>いくら</text:p>
          </table:table-cell>
          <table:table-cell office:value-type="string" office:value="no matter how much">
            <text:p>no matter how much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いくら呼んでも彼は返事をしなかったわ。">
            <text:p>いくら呼んでも彼は返事をしなかったわ。</text:p>
          </table:table-cell>
          <table:table-cell office:value-type="string" office:value="いくら よんで も かれ は へんじ を しなかった わ。">
            <text:p>いくら よんで も かれ は へんじ を しなかった わ。</text:p>
          </table:table-cell>
          <table:table-cell office:value-type="string" office:value="No matter how many times I called, he didn't respond.">
            <text:p>No matter how many times I called, he didn't respo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3">
            <text:p>83</text:p>
          </table:table-cell>
          <table:table-cell office:value-type="string" office:value="84">
            <text:p>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渋滞">
            <text:p>渋滞</text:p>
          </table:table-cell>
          <table:table-cell office:value-type="string" office:value="じゅうたい">
            <text:p>じゅうたい</text:p>
          </table:table-cell>
          <table:table-cell office:value-type="string" office:value="traffic jam, backup">
            <text:p>traffic jam, backu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国道はよく渋滞します。">
            <text:p>この国道はよく渋滞します。</text:p>
          </table:table-cell>
          <table:table-cell office:value-type="string" office:value="この こくどう は よく じゅうたい します。">
            <text:p>この こくどう は よく じゅうたい します。</text:p>
          </table:table-cell>
          <table:table-cell office:value-type="string" office:value="This national highway is often backed up.">
            <text:p>This national highway is often backed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5">
            <text:p>85</text:p>
          </table:table-cell>
          <table:table-cell office:value-type="string" office:value="86">
            <text:p>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地味">
            <text:p>地味</text:p>
          </table:table-cell>
          <table:table-cell office:value-type="string" office:value="じみ">
            <text:p>じみ</text:p>
          </table:table-cell>
          <table:table-cell office:value-type="string" office:value="plain, modest">
            <text:p>plain, modes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今日、彼女は地味な服装をしていますね。">
            <text:p>今日、彼女は地味な服装をしていますね。</text:p>
          </table:table-cell>
          <table:table-cell office:value-type="string" office:value="きょう、かのじょ は じみな ふくそう を して います ね。">
            <text:p>きょう、かのじょ は じみな ふくそう を して います ね。</text:p>
          </table:table-cell>
          <table:table-cell office:value-type="string" office:value="She's modestly dressed today.">
            <text:p>She's modestly dressed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7">
            <text:p>87</text:p>
          </table:table-cell>
          <table:table-cell office:value-type="string" office:value="88">
            <text:p>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消防">
            <text:p>消防</text:p>
          </table:table-cell>
          <table:table-cell office:value-type="string" office:value="しょうぼう">
            <text:p>しょうぼう</text:p>
          </table:table-cell>
          <table:table-cell office:value-type="string" office:value="fire fighting, fire prevention">
            <text:p>fire fighting, fire preven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消防士は勇敢でなければならない。">
            <text:p>消防士は勇敢でなければならない。</text:p>
          </table:table-cell>
          <table:table-cell office:value-type="string" office:value="しょうぼう し は ゆうかん で なければ ならない。">
            <text:p>しょうぼう し は ゆうかん で なければ ならない。</text:p>
          </table:table-cell>
          <table:table-cell office:value-type="string" office:value="Fire fighters must be brave.">
            <text:p>Fire fighters must be brave.</text:p>
          </table:table-cell>
          <table:table-cell office:value-type="string" office:value="火事の原因を警察と消防の両方で調べています。">
            <text:p>火事の原因を警察と消防の両方で調べています。</text:p>
          </table:table-cell>
          <table:table-cell office:value-type="string" office:value="かじ の げんいん を けいさつ と しょうぼう の りょうほう で しらべて います。">
            <text:p>かじ の げんいん を けいさつ と しょうぼう の りょうほう で しらべて います。</text:p>
          </table:table-cell>
          <table:table-cell office:value-type="string" office:value="Both the police and the fire department are investigating the cause of the fire.">
            <text:p>Both the police and the fire department are investigating the cause of the fire.</text:p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9">
            <text:p>89</text:p>
          </table:table-cell>
          <table:table-cell office:value-type="string" office:value="90">
            <text:p>90</text:p>
          </table:table-cell>
          <table:table-cell office:value-type="string" office:value="91">
            <text:p>91</text:p>
          </table:table-cell>
        </table:table-row>
        <table:table-row>
          <table:table-cell office:value-type="string" office:value="限度">
            <text:p>限度</text:p>
          </table:table-cell>
          <table:table-cell office:value-type="string" office:value="げんど">
            <text:p>げんど</text:p>
          </table:table-cell>
          <table:table-cell office:value-type="string" office:value="limit, boundary">
            <text:p>limit, bounda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物事には限度があります。">
            <text:p>物事には限度があります。</text:p>
          </table:table-cell>
          <table:table-cell office:value-type="string" office:value="ものごと に は げんど が あります。">
            <text:p>ものごと に は げんど が あります。</text:p>
          </table:table-cell>
          <table:table-cell office:value-type="string" office:value="Every matter has its limit.">
            <text:p>Every matter has its lim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2">
            <text:p>92</text:p>
          </table:table-cell>
          <table:table-cell office:value-type="string" office:value="93">
            <text:p>9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整う">
            <text:p>整う</text:p>
          </table:table-cell>
          <table:table-cell office:value-type="string" office:value="ととのう">
            <text:p>ととのう</text:p>
          </table:table-cell>
          <table:table-cell office:value-type="string" office:value="be arranged, be ready">
            <text:p>be arranged, be read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パーティーの準備が整いました。">
            <text:p>パーティーの準備が整いました。</text:p>
          </table:table-cell>
          <table:table-cell office:value-type="string" office:value="パーティー の じゅんび が ととのいました。">
            <text:p>パーティー の じゅんび が ととのいました。</text:p>
          </table:table-cell>
          <table:table-cell office:value-type="string" office:value="The preparations for the party are all in order.">
            <text:p>The preparations for the party are all in ord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4">
            <text:p>94</text:p>
          </table:table-cell>
          <table:table-cell office:value-type="string" office:value="95">
            <text:p>9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欠点">
            <text:p>欠点</text:p>
          </table:table-cell>
          <table:table-cell office:value-type="string" office:value="けってん">
            <text:p>けってん</text:p>
          </table:table-cell>
          <table:table-cell office:value-type="string" office:value="fault, flaw">
            <text:p>fault, flaw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欠点のない人間はいません。">
            <text:p>欠点のない人間はいません。</text:p>
          </table:table-cell>
          <table:table-cell office:value-type="string" office:value="けってん の ない にんげん は いません。">
            <text:p>けってん の ない にんげん は いません。</text:p>
          </table:table-cell>
          <table:table-cell office:value-type="string" office:value="Everyone has flaws.">
            <text:p>Everyone has flaw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6">
            <text:p>96</text:p>
          </table:table-cell>
          <table:table-cell office:value-type="string" office:value="97">
            <text:p>9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陰">
            <text:p>陰</text:p>
          </table:table-cell>
          <table:table-cell office:value-type="string" office:value="かげ">
            <text:p>かげ</text:p>
          </table:table-cell>
          <table:table-cell office:value-type="string" office:value="shade">
            <text:p>shad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陰で少し休憩しましょう。">
            <text:p>陰で少し休憩しましょう。</text:p>
          </table:table-cell>
          <table:table-cell office:value-type="string" office:value="かげ で すこし きゅうけい しましょう。">
            <text:p>かげ で すこし きゅうけい しましょう。</text:p>
          </table:table-cell>
          <table:table-cell office:value-type="string" office:value="Let's take a rest in the shade.">
            <text:p>Let's take a rest in the sha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8">
            <text:p>98</text:p>
          </table:table-cell>
          <table:table-cell office:value-type="string" office:value="99">
            <text:p>9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学力">
            <text:p>学力</text:p>
          </table:table-cell>
          <table:table-cell office:value-type="string" office:value="がくりょく">
            <text:p>がくりょく</text:p>
          </table:table-cell>
          <table:table-cell office:value-type="string" office:value="academic ability">
            <text:p>academic abi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学力を付けてその大学に進みたい。">
            <text:p>学力を付けてその大学に進みたい。</text:p>
          </table:table-cell>
          <table:table-cell office:value-type="string" office:value="がくりょく を つけて その だいがく に すすみたい。">
            <text:p>がくりょく を つけて その だいがく に すすみたい。</text:p>
          </table:table-cell>
          <table:table-cell office:value-type="string" office:value="I want to improve my academic skills then go to that college.">
            <text:p>I want to improve my academic skills then go to that colle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0">
            <text:p>100</text:p>
          </table:table-cell>
          <table:table-cell office:value-type="string" office:value="101">
            <text:p>10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東洋">
            <text:p>東洋</text:p>
          </table:table-cell>
          <table:table-cell office:value-type="string" office:value="とうよう">
            <text:p>とうよう</text:p>
          </table:table-cell>
          <table:table-cell office:value-type="string" office:value="the East">
            <text:p>the Ea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東洋文化を研究しているよ。">
            <text:p>彼は東洋文化を研究しているよ。</text:p>
          </table:table-cell>
          <table:table-cell office:value-type="string" office:value="かれ は とうよう ぶんか を けんきゅう して いる よ。">
            <text:p>かれ は とうよう ぶんか を けんきゅう して いる よ。</text:p>
          </table:table-cell>
          <table:table-cell office:value-type="string" office:value="He's doing research on Eastern cultures.">
            <text:p>He's doing research on Eastern cultur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2">
            <text:p>102</text:p>
          </table:table-cell>
          <table:table-cell office:value-type="string" office:value="103">
            <text:p>10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親戚">
            <text:p>親戚</text:p>
          </table:table-cell>
          <table:table-cell office:value-type="string" office:value="しんせき">
            <text:p>しんせき</text:p>
          </table:table-cell>
          <table:table-cell office:value-type="string" office:value="relative">
            <text:p>relativ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祖父の家に親戚が集まったんだ。">
            <text:p>祖父の家に親戚が集まったんだ。</text:p>
          </table:table-cell>
          <table:table-cell office:value-type="string" office:value="そふ の いえ に しんせき が あつまった ん だ。">
            <text:p>そふ の いえ に しんせき が あつまった ん だ。</text:p>
          </table:table-cell>
          <table:table-cell office:value-type="string" office:value="Relatives gathered at my grandfather's house.">
            <text:p>Relatives gathered at my grandfather's hou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4">
            <text:p>104</text:p>
          </table:table-cell>
          <table:table-cell office:value-type="string" office:value="105">
            <text:p>10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一家">
            <text:p>一家</text:p>
          </table:table-cell>
          <table:table-cell office:value-type="string" office:value="いっか">
            <text:p>いっか</text:p>
          </table:table-cell>
          <table:table-cell office:value-type="string" office:value="household, family">
            <text:p>household, famil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一家は仲がいい。">
            <text:p>あの一家は仲がいい。</text:p>
          </table:table-cell>
          <table:table-cell office:value-type="string" office:value="あの いっか は なか が いい。">
            <text:p>あの いっか は なか が いい。</text:p>
          </table:table-cell>
          <table:table-cell office:value-type="string" office:value="Everyone in that family is very close to each other.">
            <text:p>Everyone in that family is very close to each o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6">
            <text:p>106</text:p>
          </table:table-cell>
          <table:table-cell office:value-type="string" office:value="107">
            <text:p>10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体育">
            <text:p>体育</text:p>
          </table:table-cell>
          <table:table-cell office:value-type="string" office:value="たいいく">
            <text:p>たいいく</text:p>
          </table:table-cell>
          <table:table-cell office:value-type="string" office:value="physical training, physical education">
            <text:p>physical training, physical educ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体育の授業があります。">
            <text:p>今日は体育の授業があります。</text:p>
          </table:table-cell>
          <table:table-cell office:value-type="string" office:value="きょう は たいいく の じゅぎょう が あります。">
            <text:p>きょう は たいいく の じゅぎょう が あります。</text:p>
          </table:table-cell>
          <table:table-cell office:value-type="string" office:value="There's a PE class today.">
            <text:p>There's a PE class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8">
            <text:p>108</text:p>
          </table:table-cell>
          <table:table-cell office:value-type="string" office:value="109">
            <text:p>10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賢い">
            <text:p>賢い</text:p>
          </table:table-cell>
          <table:table-cell office:value-type="string" office:value="かしこい">
            <text:p>かしこい</text:p>
          </table:table-cell>
          <table:table-cell office:value-type="string" office:value="wise, smart">
            <text:p>wise, smart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は冷静で賢い男だね。">
            <text:p>彼は冷静で賢い男だね。</text:p>
          </table:table-cell>
          <table:table-cell office:value-type="string" office:value="かれ は れいせい で かしこい おとこ だ ね。">
            <text:p>かれ は れいせい で かしこい おとこ だ ね。</text:p>
          </table:table-cell>
          <table:table-cell office:value-type="string" office:value="He is a calm, wise man.">
            <text:p>He is a calm, wise m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0">
            <text:p>110</text:p>
          </table:table-cell>
          <table:table-cell office:value-type="string" office:value="111">
            <text:p>11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夫妻">
            <text:p>夫妻</text:p>
          </table:table-cell>
          <table:table-cell office:value-type="string" office:value="ふさい">
            <text:p>ふさい</text:p>
          </table:table-cell>
          <table:table-cell office:value-type="string" office:value="husband and wife, Mr. and Mrs.">
            <text:p>husband and wife, Mr. and Mrs.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昨日の夜、社長ご夫妻と食事をしました。">
            <text:p>昨日の夜、社長ご夫妻と食事をしました。</text:p>
          </table:table-cell>
          <table:table-cell office:value-type="string" office:value="きのう の よる、しゃちょう ごふさい と しょくじ を しました。">
            <text:p>きのう の よる、しゃちょう ごふさい と しょくじ を しました。</text:p>
          </table:table-cell>
          <table:table-cell office:value-type="string" office:value="Last night I had dinner with the president and his wife.">
            <text:p>Last night I had dinner with the president and his wi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2">
            <text:p>112</text:p>
          </table:table-cell>
          <table:table-cell office:value-type="string" office:value="113">
            <text:p>11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原料">
            <text:p>原料</text:p>
          </table:table-cell>
          <table:table-cell office:value-type="string" office:value="げんりょう">
            <text:p>げんりょう</text:p>
          </table:table-cell>
          <table:table-cell office:value-type="string" office:value="raw material">
            <text:p>raw materi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石油はいろいろな製品の原料になります。">
            <text:p>石油はいろいろな製品の原料になります。</text:p>
          </table:table-cell>
          <table:table-cell office:value-type="string" office:value="せきゆ は いろいろな せいひん の げんりょう に なります。">
            <text:p>せきゆ は いろいろな せいひん の げんりょう に なります。</text:p>
          </table:table-cell>
          <table:table-cell office:value-type="string" office:value="Petroleum is the raw material for various products.">
            <text:p>Petroleum is the raw material for various produc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4">
            <text:p>114</text:p>
          </table:table-cell>
          <table:table-cell office:value-type="string" office:value="115">
            <text:p>11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苦痛">
            <text:p>苦痛</text:p>
          </table:table-cell>
          <table:table-cell office:value-type="string" office:value="くつう">
            <text:p>くつう</text:p>
          </table:table-cell>
          <table:table-cell office:value-type="string" office:value="pain, agony">
            <text:p>pain, agon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人前で話すことが苦痛です。">
            <text:p>私は人前で話すことが苦痛です。</text:p>
          </table:table-cell>
          <table:table-cell office:value-type="string" office:value="わたし は ひとまえ で はなす こと が くつう です。">
            <text:p>わたし は ひとまえ で はなす こと が くつう です。</text:p>
          </table:table-cell>
          <table:table-cell office:value-type="string" office:value="It's a pain for me to speak in front of other people.">
            <text:p>It's a pain for me to speak in front of other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6">
            <text:p>116</text:p>
          </table:table-cell>
          <table:table-cell office:value-type="string" office:value="117">
            <text:p>11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浮く">
            <text:p>浮く</text:p>
          </table:table-cell>
          <table:table-cell office:value-type="string" office:value="うく">
            <text:p>うく</text:p>
          </table:table-cell>
          <table:table-cell office:value-type="string" office:value="rise to a surface, float">
            <text:p>rise to a surface, floa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氷は水に浮きます。">
            <text:p>氷は水に浮きます。</text:p>
          </table:table-cell>
          <table:table-cell office:value-type="string" office:value="こおり は みず に うきます。">
            <text:p>こおり は みず に うきます。</text:p>
          </table:table-cell>
          <table:table-cell office:value-type="string" office:value="Ice floats on water.">
            <text:p>Ice floats on wa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8">
            <text:p>118</text:p>
          </table:table-cell>
          <table:table-cell office:value-type="string" office:value="119">
            <text:p>11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テンポ">
            <text:p>テンポ</text:p>
          </table:table-cell>
          <table:table-cell office:value-type="string" office:value="テンポ">
            <text:p>テンポ</text:p>
          </table:table-cell>
          <table:table-cell office:value-type="string" office:value="tempo, pace">
            <text:p>tempo, pa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曲はテンポが速いですね。">
            <text:p>この曲はテンポが速いですね。</text:p>
          </table:table-cell>
          <table:table-cell office:value-type="string" office:value="この きょく は テンポ が はやい です ね。">
            <text:p>この きょく は テンポ が はやい です ね。</text:p>
          </table:table-cell>
          <table:table-cell office:value-type="string" office:value="This tune has a fast tempo.">
            <text:p>This tune has a fast temp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0">
            <text:p>120</text:p>
          </table:table-cell>
          <table:table-cell office:value-type="string" office:value="121">
            <text:p>12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上級">
            <text:p>上級</text:p>
          </table:table-cell>
          <table:table-cell office:value-type="string" office:value="じょうきゅう">
            <text:p>じょうきゅう</text:p>
          </table:table-cell>
          <table:table-cell office:value-type="string" office:value="higher grade, advanced class">
            <text:p>higher grade, advanced cla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上級のコースに上がったよ。">
            <text:p>彼は上級のコースに上がったよ。</text:p>
          </table:table-cell>
          <table:table-cell office:value-type="string" office:value="かれ は じょうきゅう の コース に あがった よ。">
            <text:p>かれ は じょうきゅう の コース に あがった よ。</text:p>
          </table:table-cell>
          <table:table-cell office:value-type="string" office:value="He went up to the advanced course.">
            <text:p>He went up to the advanced cour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2">
            <text:p>122</text:p>
          </table:table-cell>
          <table:table-cell office:value-type="string" office:value="123">
            <text:p>12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専攻">
            <text:p>専攻</text:p>
          </table:table-cell>
          <table:table-cell office:value-type="string" office:value="せんこう">
            <text:p>せんこう</text:p>
          </table:table-cell>
          <table:table-cell office:value-type="string" office:value="major">
            <text:p>major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大学では物理を専攻していました。">
            <text:p>大学では物理を専攻していました。</text:p>
          </table:table-cell>
          <table:table-cell office:value-type="string" office:value="だいがく で は ぶつり を せんこう して いました。">
            <text:p>だいがく で は ぶつり を せんこう して いました。</text:p>
          </table:table-cell>
          <table:table-cell office:value-type="string" office:value="I majored in physics at university.">
            <text:p>I majored in physics at univers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4">
            <text:p>124</text:p>
          </table:table-cell>
          <table:table-cell office:value-type="string" office:value="125">
            <text:p>12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誓う">
            <text:p>誓う</text:p>
          </table:table-cell>
          <table:table-cell office:value-type="string" office:value="ちかう">
            <text:p>ちかう</text:p>
          </table:table-cell>
          <table:table-cell office:value-type="string" office:value="vow, swear">
            <text:p>vow, swea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二人は一生を共にすることを誓ったの。">
            <text:p>二人は一生を共にすることを誓ったの。</text:p>
          </table:table-cell>
          <table:table-cell office:value-type="string" office:value="ふたり は いっしょう を とも に する こと を ちかった の。">
            <text:p>ふたり は いっしょう を とも に する こと を ちかった の。</text:p>
          </table:table-cell>
          <table:table-cell office:value-type="string" office:value="The couple swore to be together for the rest of their life.">
            <text:p>The couple swore to be together for the rest of their li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6">
            <text:p>126</text:p>
          </table:table-cell>
          <table:table-cell office:value-type="string" office:value="127">
            <text:p>12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オーケストラ">
            <text:p>オーケストラ</text:p>
          </table:table-cell>
          <table:table-cell office:value-type="string" office:value="オーケストラ">
            <text:p>オーケストラ</text:p>
          </table:table-cell>
          <table:table-cell office:value-type="string" office:value="orchestra">
            <text:p>orchestr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オーケストラを指揮しているの。">
            <text:p>彼はオーケストラを指揮しているの。</text:p>
          </table:table-cell>
          <table:table-cell office:value-type="string" office:value="かれ は オーケストラ を しき して いる の。">
            <text:p>かれ は オーケストラ を しき して いる の。</text:p>
          </table:table-cell>
          <table:table-cell office:value-type="string" office:value="He is conducting the orchestra.">
            <text:p>He is conducting the orchestr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8">
            <text:p>128</text:p>
          </table:table-cell>
          <table:table-cell office:value-type="string" office:value="129">
            <text:p>12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区分">
            <text:p>区分</text:p>
          </table:table-cell>
          <table:table-cell office:value-type="string" office:value="くぶん">
            <text:p>くぶん</text:p>
          </table:table-cell>
          <table:table-cell office:value-type="string" office:value="division, segment">
            <text:p>division, seg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表は年齢区分ごとの人口を表しています。">
            <text:p>この表は年齢区分ごとの人口を表しています。</text:p>
          </table:table-cell>
          <table:table-cell office:value-type="string" office:value="この ひょう は ねんれい くぶん ごと の じんこう を あらわして います。">
            <text:p>この ひょう は ねんれい くぶん ごと の じんこう を あらわして います。</text:p>
          </table:table-cell>
          <table:table-cell office:value-type="string" office:value="This table shows the population divided into age groups.">
            <text:p>This table shows the population divided into age group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0">
            <text:p>130</text:p>
          </table:table-cell>
          <table:table-cell office:value-type="string" office:value="131">
            <text:p>13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アンテナ">
            <text:p>アンテナ</text:p>
          </table:table-cell>
          <table:table-cell office:value-type="string" office:value="アンテナ">
            <text:p>アンテナ</text:p>
          </table:table-cell>
          <table:table-cell office:value-type="string" office:value="antenna">
            <text:p>antenn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屋上にアンテナが立っていますね。">
            <text:p>屋上にアンテナが立っていますね。</text:p>
          </table:table-cell>
          <table:table-cell office:value-type="string" office:value="おくじょう に アンテナ が たって います ね。">
            <text:p>おくじょう に アンテナ が たって います ね。</text:p>
          </table:table-cell>
          <table:table-cell office:value-type="string" office:value="An antenna is standing on the rooftop.">
            <text:p>An antenna is standing on the roofto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2">
            <text:p>132</text:p>
          </table:table-cell>
          <table:table-cell office:value-type="string" office:value="133">
            <text:p>13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スタンド">
            <text:p>スタンド</text:p>
          </table:table-cell>
          <table:table-cell office:value-type="string" office:value="スタンド">
            <text:p>スタンド</text:p>
          </table:table-cell>
          <table:table-cell office:value-type="string" office:value="table lamp, desk lamp">
            <text:p>table lamp, desk lam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姉はスタンドの下で本を読んでいたんだ。">
            <text:p>姉はスタンドの下で本を読んでいたんだ。</text:p>
          </table:table-cell>
          <table:table-cell office:value-type="string" office:value="あね は スタンド の した で ほん を よんで いた ん だ。">
            <text:p>あね は スタンド の した で ほん を よんで いた ん だ。</text:p>
          </table:table-cell>
          <table:table-cell office:value-type="string" office:value="My elder sister was reading a book by a desk lamp.">
            <text:p>My elder sister was reading a book by a desk lam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4">
            <text:p>134</text:p>
          </table:table-cell>
          <table:table-cell office:value-type="string" office:value="135">
            <text:p>13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重量">
            <text:p>重量</text:p>
          </table:table-cell>
          <table:table-cell office:value-type="string" office:value="じゅうりょう">
            <text:p>じゅうりょう</text:p>
          </table:table-cell>
          <table:table-cell office:value-type="string" office:value="weight (often used for something heavy)">
            <text:p>weight (often used for something heavy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荷物はかなりの重量ですね。">
            <text:p>この荷物はかなりの重量ですね。</text:p>
          </table:table-cell>
          <table:table-cell office:value-type="string" office:value="この にもつ は かなり の じゅうりょう です ね。">
            <text:p>この にもつ は かなり の じゅうりょう です ね。</text:p>
          </table:table-cell>
          <table:table-cell office:value-type="string" office:value="This luggage is quite heavy.">
            <text:p>This luggage is quite heav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6">
            <text:p>136</text:p>
          </table:table-cell>
          <table:table-cell office:value-type="string" office:value="137">
            <text:p>13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道徳">
            <text:p>道徳</text:p>
          </table:table-cell>
          <table:table-cell office:value-type="string" office:value="どうとく">
            <text:p>どうとく</text:p>
          </table:table-cell>
          <table:table-cell office:value-type="string" office:value="morality, ethic">
            <text:p>morality, ethic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子供には道徳をきちんと教えていきたいと思います。">
            <text:p>子供には道徳をきちんと教えていきたいと思います。</text:p>
          </table:table-cell>
          <table:table-cell office:value-type="string" office:value="こども に は どうとく を きちんと おしえて いきたい と おもいます。">
            <text:p>こども に は どうとく を きちんと おしえて いきたい と おもいます。</text:p>
          </table:table-cell>
          <table:table-cell office:value-type="string" office:value="I'd like to properly teach ethics to my children.">
            <text:p>I'd like to properly teach ethics to my childr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8">
            <text:p>138</text:p>
          </table:table-cell>
          <table:table-cell office:value-type="string" office:value="139">
            <text:p>13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混ぜる">
            <text:p>混ぜる</text:p>
          </table:table-cell>
          <table:table-cell office:value-type="string" office:value="まぜる">
            <text:p>まぜる</text:p>
          </table:table-cell>
          <table:table-cell office:value-type="string" office:value="mix (something)">
            <text:p>mix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カレーにヨーグルトを入れて、よく混ぜてください。">
            <text:p>カレーにヨーグルトを入れて、よく混ぜてください。</text:p>
          </table:table-cell>
          <table:table-cell office:value-type="string" office:value="カレー に ヨーグルト を いれて、よく まぜて ください。">
            <text:p>カレー に ヨーグルト を いれて、よく まぜて ください。</text:p>
          </table:table-cell>
          <table:table-cell office:value-type="string" office:value="Please put the yogurt in the curry and mix it well.">
            <text:p>Please put the yogurt in the curry and mix it w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0">
            <text:p>140</text:p>
          </table:table-cell>
          <table:table-cell office:value-type="string" office:value="141">
            <text:p>14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中年">
            <text:p>中年</text:p>
          </table:table-cell>
          <table:table-cell office:value-type="string" office:value="ちゅうねん">
            <text:p>ちゅうねん</text:p>
          </table:table-cell>
          <table:table-cell office:value-type="string" office:value="middle age">
            <text:p>middle 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、中年の男性によく見られる症状です。">
            <text:p>これは、中年の男性によく見られる症状です。</text:p>
          </table:table-cell>
          <table:table-cell office:value-type="string" office:value="これ は、ちゅうねん の だんせい に よく みられる しょうじょう です。">
            <text:p>これ は、ちゅうねん の だんせい に よく みられる しょうじょう です。</text:p>
          </table:table-cell>
          <table:table-cell office:value-type="string" office:value="These symptoms are common in middle-aged men.">
            <text:p>These symptoms are common in middle-aged m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2">
            <text:p>142</text:p>
          </table:table-cell>
          <table:table-cell office:value-type="string" office:value="143">
            <text:p>14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派手">
            <text:p>派手</text:p>
          </table:table-cell>
          <table:table-cell office:value-type="string" office:value="はで">
            <text:p>はで</text:p>
          </table:table-cell>
          <table:table-cell office:value-type="string" office:value="flashy, loud">
            <text:p>flashy, lou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雪道で派手に転んでしまったの。">
            <text:p>雪道で派手に転んでしまったの。</text:p>
          </table:table-cell>
          <table:table-cell office:value-type="string" office:value="ゆきみち で はで に ころんで しまった の。">
            <text:p>ゆきみち で はで に ころんで しまった の。</text:p>
          </table:table-cell>
          <table:table-cell office:value-type="string" office:value="I fell down loudly on the snowy road.">
            <text:p>I fell down loudly on the snowy ro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4">
            <text:p>144</text:p>
          </table:table-cell>
          <table:table-cell office:value-type="string" office:value="145">
            <text:p>14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案外">
            <text:p>案外</text:p>
          </table:table-cell>
          <table:table-cell office:value-type="string" office:value="あんがい">
            <text:p>あんがい</text:p>
          </table:table-cell>
          <table:table-cell office:value-type="string" office:value="unexpectedly">
            <text:p>unexpected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案外いい人かもしれない。">
            <text:p>彼は案外いい人かもしれない。</text:p>
          </table:table-cell>
          <table:table-cell office:value-type="string" office:value="かれ は あんがい いい ひと かも しれない。">
            <text:p>かれ は あんがい いい ひと かも しれない。</text:p>
          </table:table-cell>
          <table:table-cell office:value-type="string" office:value="He may unexpectedly turn out to be a good person.">
            <text:p>He may unexpectedly turn out to be a good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6">
            <text:p>146</text:p>
          </table:table-cell>
          <table:table-cell office:value-type="string" office:value="147">
            <text:p>14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苦情">
            <text:p>苦情</text:p>
          </table:table-cell>
          <table:table-cell office:value-type="string" office:value="くじょう">
            <text:p>くじょう</text:p>
          </table:table-cell>
          <table:table-cell office:value-type="string" office:value="complaint on actual damage, loss, etc. (formal)">
            <text:p>complaint on actual damage, loss, etc.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店に苦情の電話をかけました。">
            <text:p>店に苦情の電話をかけました。</text:p>
          </table:table-cell>
          <table:table-cell office:value-type="string" office:value="みせ に くじょう の でんわ を かけました。">
            <text:p>みせ に くじょう の でんわ を かけました。</text:p>
          </table:table-cell>
          <table:table-cell office:value-type="string" office:value="I called the store to complain.">
            <text:p>I called the store to compl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8">
            <text:p>148</text:p>
          </table:table-cell>
          <table:table-cell office:value-type="string" office:value="149">
            <text:p>14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系統">
            <text:p>系統</text:p>
          </table:table-cell>
          <table:table-cell office:value-type="string" office:value="けいとう">
            <text:p>けいとう</text:p>
          </table:table-cell>
          <table:table-cell office:value-type="string" office:value="system, lineage">
            <text:p>system, line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電気系統を図面で確かめました。">
            <text:p>電気系統を図面で確かめました。</text:p>
          </table:table-cell>
          <table:table-cell office:value-type="string" office:value="でんき けいとう を ずめん で たしかめました。">
            <text:p>でんき けいとう を ずめん で たしかめました。</text:p>
          </table:table-cell>
          <table:table-cell office:value-type="string" office:value="I checked the electrical system on the diagram.">
            <text:p>I checked the electrical system on the diagr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0">
            <text:p>150</text:p>
          </table:table-cell>
          <table:table-cell office:value-type="string" office:value="151">
            <text:p>15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嫁">
            <text:p>嫁</text:p>
          </table:table-cell>
          <table:table-cell office:value-type="string" office:value="よめ">
            <text:p>よめ</text:p>
          </table:table-cell>
          <table:table-cell office:value-type="string" office:value="bride, daughter-in-law, one's wife">
            <text:p>bride, daughter-in-law, one's wif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姉が嫁にいったの。">
            <text:p>姉が嫁にいったの。</text:p>
          </table:table-cell>
          <table:table-cell office:value-type="string" office:value="あね が よめ に いった の。">
            <text:p>あね が よめ に いった の。</text:p>
          </table:table-cell>
          <table:table-cell office:value-type="string" office:value="My older sister got married and became a wife.">
            <text:p>My older sister got married and became a wi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2">
            <text:p>152</text:p>
          </table:table-cell>
          <table:table-cell office:value-type="string" office:value="153">
            <text:p>15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ブレーキ">
            <text:p>ブレーキ</text:p>
          </table:table-cell>
          <table:table-cell office:value-type="string" office:value="ブレーキ">
            <text:p>ブレーキ</text:p>
          </table:table-cell>
          <table:table-cell office:value-type="string" office:value="brake">
            <text:p>brak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赤信号でブレーキを踏んだの。">
            <text:p>赤信号でブレーキを踏んだの。</text:p>
          </table:table-cell>
          <table:table-cell office:value-type="string" office:value="あかしんごう で ブレーキ を ふんだ の。">
            <text:p>あかしんごう で ブレーキ を ふんだ の。</text:p>
          </table:table-cell>
          <table:table-cell office:value-type="string" office:value="I stepped on the brake at the red light.">
            <text:p>I stepped on the brake at the red l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4">
            <text:p>154</text:p>
          </table:table-cell>
          <table:table-cell office:value-type="string" office:value="155">
            <text:p>15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力強い">
            <text:p>力強い</text:p>
          </table:table-cell>
          <table:table-cell office:value-type="string" office:value="ちからづよい">
            <text:p>ちからづよい</text:p>
          </table:table-cell>
          <table:table-cell office:value-type="string" office:value="powerful, vigorous">
            <text:p>powerful, vigorous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は力強い演技をするね。">
            <text:p>彼は力強い演技をするね。</text:p>
          </table:table-cell>
          <table:table-cell office:value-type="string" office:value="かれ は ちからづよい えんぎ を する ね。">
            <text:p>かれ は ちからづよい えんぎ を する ね。</text:p>
          </table:table-cell>
          <table:table-cell office:value-type="string" office:value="His performance is powerful.">
            <text:p>His performance is powerf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6">
            <text:p>156</text:p>
          </table:table-cell>
          <table:table-cell office:value-type="string" office:value="157">
            <text:p>15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役人">
            <text:p>役人</text:p>
          </table:table-cell>
          <table:table-cell office:value-type="string" office:value="やくにん">
            <text:p>やくにん</text:p>
          </table:table-cell>
          <table:table-cell office:value-type="string" office:value="government official">
            <text:p>government offici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叔父は役人として30年働きました。">
            <text:p>叔父は役人として30年働きました。</text:p>
          </table:table-cell>
          <table:table-cell office:value-type="string" office:value="おじ は やくにん として 30 ねん はたらきました。">
            <text:p>おじ は やくにん として 30 ねん はたらきました。</text:p>
          </table:table-cell>
          <table:table-cell office:value-type="string" office:value="My uncle worked as a government official for 30 years.">
            <text:p>My uncle worked as a government official for 30 ye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8">
            <text:p>158</text:p>
          </table:table-cell>
          <table:table-cell office:value-type="string" office:value="159">
            <text:p>15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周り">
            <text:p>周り</text:p>
          </table:table-cell>
          <table:table-cell office:value-type="string" office:value="まわり">
            <text:p>まわり</text:p>
          </table:table-cell>
          <table:table-cell office:value-type="string" office:value="vicinity, surroundings">
            <text:p>vicinity, surrounding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先生の周りに集まってください。">
            <text:p>先生の周りに集まってください。</text:p>
          </table:table-cell>
          <table:table-cell office:value-type="string" office:value="せんせい の まわり に あつまって ください。">
            <text:p>せんせい の まわり に あつまって ください。</text:p>
          </table:table-cell>
          <table:table-cell office:value-type="string" office:value="Gather around the teacher.">
            <text:p>Gather around the teac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0">
            <text:p>160</text:p>
          </table:table-cell>
          <table:table-cell office:value-type="string" office:value="161">
            <text:p>16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属する">
            <text:p>属する</text:p>
          </table:table-cell>
          <table:table-cell office:value-type="string" office:value="ぞくする">
            <text:p>ぞくする</text:p>
          </table:table-cell>
          <table:table-cell office:value-type="string" office:value="belong, be a member (of)">
            <text:p>belong, be a member (of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は市民オーケストラに属しています。">
            <text:p>私は市民オーケストラに属しています。</text:p>
          </table:table-cell>
          <table:table-cell office:value-type="string" office:value="わたし は しみん オーケストラ に ぞくして います。">
            <text:p>わたし は しみん オーケストラ に ぞくして います。</text:p>
          </table:table-cell>
          <table:table-cell office:value-type="string" office:value="I'm a member of the civic orchestra.">
            <text:p>I'm a member of the civic orchestr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2">
            <text:p>162</text:p>
          </table:table-cell>
          <table:table-cell office:value-type="string" office:value="163">
            <text:p>16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高価">
            <text:p>高価</text:p>
          </table:table-cell>
          <table:table-cell office:value-type="string" office:value="こうか">
            <text:p>こうか</text:p>
          </table:table-cell>
          <table:table-cell office:value-type="string" office:value="high-priced, expensive">
            <text:p>high-priced, expensiv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高価な宝石を持っているわ。">
            <text:p>彼女は高価な宝石を持っているわ。</text:p>
          </table:table-cell>
          <table:table-cell office:value-type="string" office:value="かのじょ は こうかな ほうせき を もって いる わ。">
            <text:p>かのじょ は こうかな ほうせき を もって いる わ。</text:p>
          </table:table-cell>
          <table:table-cell office:value-type="string" office:value="She has expensive jewelry.">
            <text:p>She has expensive jewel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4">
            <text:p>164</text:p>
          </table:table-cell>
          <table:table-cell office:value-type="string" office:value="165">
            <text:p>16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改める">
            <text:p>改める</text:p>
          </table:table-cell>
          <table:table-cell office:value-type="string" office:value="あらためる">
            <text:p>あらためる</text:p>
          </table:table-cell>
          <table:table-cell office:value-type="string" office:value="reform, change for the better">
            <text:p>reform, change for the bett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悪い習慣を改めようとしているわね。">
            <text:p>彼は悪い習慣を改めようとしているわね。</text:p>
          </table:table-cell>
          <table:table-cell office:value-type="string" office:value="かれ は わるい しゅうかん を あらためよう と して いる わ ね。">
            <text:p>かれ は わるい しゅうかん を あらためよう と して いる わ ね。</text:p>
          </table:table-cell>
          <table:table-cell office:value-type="string" office:value="He's trying to change his bad habits.">
            <text:p>He's trying to change his bad habi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6">
            <text:p>166</text:p>
          </table:table-cell>
          <table:table-cell office:value-type="string" office:value="167">
            <text:p>16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狂う">
            <text:p>狂う</text:p>
          </table:table-cell>
          <table:table-cell office:value-type="string" office:value="くるう">
            <text:p>くるう</text:p>
          </table:table-cell>
          <table:table-cell office:value-type="string" office:value="become insane, get out of order">
            <text:p>become insane, get out of ord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時計はすぐ狂うの。">
            <text:p>この時計はすぐ狂うの。</text:p>
          </table:table-cell>
          <table:table-cell office:value-type="string" office:value="この とけい は すぐ くるう の。">
            <text:p>この とけい は すぐ くるう の。</text:p>
          </table:table-cell>
          <table:table-cell office:value-type="string" office:value="This clock often gets out of whack.">
            <text:p>This clock often gets out of wha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8">
            <text:p>168</text:p>
          </table:table-cell>
          <table:table-cell office:value-type="string" office:value="169">
            <text:p>16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乗客">
            <text:p>乗客</text:p>
          </table:table-cell>
          <table:table-cell office:value-type="string" office:value="じょうきゃく">
            <text:p>じょうきゃく</text:p>
          </table:table-cell>
          <table:table-cell office:value-type="string" office:value="passenger">
            <text:p>passeng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乗客の一人の具合が悪くなったの。">
            <text:p>乗客の一人の具合が悪くなったの。</text:p>
          </table:table-cell>
          <table:table-cell office:value-type="string" office:value="じょうきゃく の ひとり の ぐあい が わるく なった の。">
            <text:p>じょうきゃく の ひとり の ぐあい が わるく なった の。</text:p>
          </table:table-cell>
          <table:table-cell office:value-type="string" office:value="One of the passengers fell sick.">
            <text:p>One of the passengers fell si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0">
            <text:p>170</text:p>
          </table:table-cell>
          <table:table-cell office:value-type="string" office:value="171">
            <text:p>17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座席">
            <text:p>座席</text:p>
          </table:table-cell>
          <table:table-cell office:value-type="string" office:value="ざせき">
            <text:p>ざせき</text:p>
          </table:table-cell>
          <table:table-cell office:value-type="string" office:value="seat">
            <text:p>sea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飛行機の座席はゆったりしていたよ。">
            <text:p>飛行機の座席はゆったりしていたよ。</text:p>
          </table:table-cell>
          <table:table-cell office:value-type="string" office:value="ひこうき の ざせき は ゆったり して いた よ。">
            <text:p>ひこうき の ざせき は ゆったり して いた よ。</text:p>
          </table:table-cell>
          <table:table-cell office:value-type="string" office:value="The airplane seat was spacious.">
            <text:p>The airplane seat was spacio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2">
            <text:p>172</text:p>
          </table:table-cell>
          <table:table-cell office:value-type="string" office:value="173">
            <text:p>17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盛ん">
            <text:p>盛ん</text:p>
          </table:table-cell>
          <table:table-cell office:value-type="string" office:value="さかん">
            <text:p>さかん</text:p>
          </table:table-cell>
          <table:table-cell office:value-type="string" office:value="prosperous, thriving">
            <text:p>prosperous, thriving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その都市は商業が盛んよ。">
            <text:p>その都市は商業が盛んよ。</text:p>
          </table:table-cell>
          <table:table-cell office:value-type="string" office:value="その とし は しょうぎょう が さかん よ。">
            <text:p>その とし は しょうぎょう が さかん よ。</text:p>
          </table:table-cell>
          <table:table-cell office:value-type="string" office:value="Commerce is thriving in that city.">
            <text:p>Commerce is thriving in that c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4">
            <text:p>174</text:p>
          </table:table-cell>
          <table:table-cell office:value-type="string" office:value="175">
            <text:p>17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ナンバー">
            <text:p>ナンバー</text:p>
          </table:table-cell>
          <table:table-cell office:value-type="string" office:value="ナンバー">
            <text:p>ナンバー</text:p>
          </table:table-cell>
          <table:table-cell office:value-type="string" office:value="number (loan word)">
            <text:p>number (loan wor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車のナンバーを覚えていますか。">
            <text:p>その車のナンバーを覚えていますか。</text:p>
          </table:table-cell>
          <table:table-cell office:value-type="string" office:value="その くるま の ナンバー を おぼえて います か。">
            <text:p>その くるま の ナンバー を おぼえて います か。</text:p>
          </table:table-cell>
          <table:table-cell office:value-type="string" office:value="Do you remember the car's license number?">
            <text:p>Do you remember the car's license number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6">
            <text:p>176</text:p>
          </table:table-cell>
          <table:table-cell office:value-type="string" office:value="177">
            <text:p>17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粒">
            <text:p>粒</text:p>
          </table:table-cell>
          <table:table-cell office:value-type="string" office:value="つぶ">
            <text:p>つぶ</text:p>
          </table:table-cell>
          <table:table-cell office:value-type="string" office:value="grain, drop">
            <text:p>grain, dro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子は大粒の涙を浮かべていたの。">
            <text:p>その子は大粒の涙を浮かべていたの。</text:p>
          </table:table-cell>
          <table:table-cell office:value-type="string" office:value="その こ は おお つぶ の なみだ を うかべて いた の。">
            <text:p>その こ は おお つぶ の なみだ を うかべて いた の。</text:p>
          </table:table-cell>
          <table:table-cell office:value-type="string" office:value="The child's eyes were brimming with big teardrops.">
            <text:p>The child's eyes were brimming with big teardrop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8">
            <text:p>178</text:p>
          </table:table-cell>
          <table:table-cell office:value-type="string" office:value="179">
            <text:p>17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夜間">
            <text:p>夜間</text:p>
          </table:table-cell>
          <table:table-cell office:value-type="string" office:value="やかん">
            <text:p>やかん</text:p>
          </table:table-cell>
          <table:table-cell office:value-type="string" office:value="night, nighttime">
            <text:p>night, nightti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夜間は裏口から入ってください。">
            <text:p>夜間は裏口から入ってください。</text:p>
          </table:table-cell>
          <table:table-cell office:value-type="string" office:value="やかん は うらぐち から はいって ください。">
            <text:p>やかん は うらぐち から はいって ください。</text:p>
          </table:table-cell>
          <table:table-cell office:value-type="string" office:value="Please enter from the back door at night.">
            <text:p>Please enter from the back door at 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0">
            <text:p>180</text:p>
          </table:table-cell>
          <table:table-cell office:value-type="string" office:value="181">
            <text:p>18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ストップ">
            <text:p>ストップ</text:p>
          </table:table-cell>
          <table:table-cell office:value-type="string" office:value="ストップ">
            <text:p>ストップ</text:p>
          </table:table-cell>
          <table:table-cell office:value-type="string" office:value="stop">
            <text:p>sto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こでいったんストップしてください。">
            <text:p>ここでいったんストップしてください。</text:p>
          </table:table-cell>
          <table:table-cell office:value-type="string" office:value="ここ で いったん ストップ して ください。">
            <text:p>ここ で いったん ストップ して ください。</text:p>
          </table:table-cell>
          <table:table-cell office:value-type="string" office:value="Please stop here at once.">
            <text:p>Please stop here at o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2">
            <text:p>182</text:p>
          </table:table-cell>
          <table:table-cell office:value-type="string" office:value="183">
            <text:p>18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等しい">
            <text:p>等しい</text:p>
          </table:table-cell>
          <table:table-cell office:value-type="string" office:value="ひとしい">
            <text:p>ひとしい</text:p>
          </table:table-cell>
          <table:table-cell office:value-type="string" office:value="equal, same">
            <text:p>equal, sam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私は株の知識がないに等しいです。">
            <text:p>私は株の知識がないに等しいです。</text:p>
          </table:table-cell>
          <table:table-cell office:value-type="string" office:value="わたし は かぶ の ちしき が ない に ひとしい です。">
            <text:p>わたし は かぶ の ちしき が ない に ひとしい です。</text:p>
          </table:table-cell>
          <table:table-cell office:value-type="string" office:value="I have almost no knowledge of stocks.">
            <text:p>I have almost no knowledge of stock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4">
            <text:p>184</text:p>
          </table:table-cell>
          <table:table-cell office:value-type="string" office:value="185">
            <text:p>18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散る">
            <text:p>散る</text:p>
          </table:table-cell>
          <table:table-cell office:value-type="string" office:value="ちる">
            <text:p>ちる</text:p>
          </table:table-cell>
          <table:table-cell office:value-type="string" office:value="scatter, fall">
            <text:p>scatter, fall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風で桜の花が散ってるね。">
            <text:p>風で桜の花が散ってるね。</text:p>
          </table:table-cell>
          <table:table-cell office:value-type="string" office:value="かぜ で さくら の はな が ちってる ね。">
            <text:p>かぜ で さくら の はな が ちってる ね。</text:p>
          </table:table-cell>
          <table:table-cell office:value-type="string" office:value="Cherry blossoms are scattering in the wind.">
            <text:p>Cherry blossoms are scattering in the wi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6">
            <text:p>186</text:p>
          </table:table-cell>
          <table:table-cell office:value-type="string" office:value="187">
            <text:p>18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服装">
            <text:p>服装</text:p>
          </table:table-cell>
          <table:table-cell office:value-type="string" office:value="ふくそう">
            <text:p>ふくそう</text:p>
          </table:table-cell>
          <table:table-cell office:value-type="string" office:value="attire, way of dressing">
            <text:p>attire, way of dress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パーティーはカジュアルな服装で大丈夫です。">
            <text:p>そのパーティーはカジュアルな服装で大丈夫です。</text:p>
          </table:table-cell>
          <table:table-cell office:value-type="string" office:value="その パーティー は カジュアルな ふくそう で だいじょうぶ です。">
            <text:p>その パーティー は カジュアルな ふくそう で だいじょうぶ です。</text:p>
          </table:table-cell>
          <table:table-cell office:value-type="string" office:value="Casual attire will be appropriate for the party.">
            <text:p>Casual attire will be appropriate for the par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8">
            <text:p>188</text:p>
          </table:table-cell>
          <table:table-cell office:value-type="string" office:value="189">
            <text:p>18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中旬">
            <text:p>中旬</text:p>
          </table:table-cell>
          <table:table-cell office:value-type="string" office:value="ちゅうじゅん">
            <text:p>ちゅうじゅん</text:p>
          </table:table-cell>
          <table:table-cell office:value-type="string" office:value="middle ten days of a month">
            <text:p>middle ten days of a mon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来月中旬にフランスへ行きます。">
            <text:p>来月中旬にフランスへ行きます。</text:p>
          </table:table-cell>
          <table:table-cell office:value-type="string" office:value="らいげつ ちゅうじゅん に フランス へ いきます。">
            <text:p>らいげつ ちゅうじゅん に フランス へ いきます。</text:p>
          </table:table-cell>
          <table:table-cell office:value-type="string" office:value="I'll go to France in the middle of next month.">
            <text:p>I'll go to France in the middle of next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0">
            <text:p>190</text:p>
          </table:table-cell>
          <table:table-cell office:value-type="string" office:value="191">
            <text:p>19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膨らむ">
            <text:p>膨らむ</text:p>
          </table:table-cell>
          <table:table-cell office:value-type="string" office:value="ふくらむ">
            <text:p>ふくらむ</text:p>
          </table:table-cell>
          <table:table-cell office:value-type="string" office:value="swell, inflate">
            <text:p>swell, inflat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桜のつぼみが膨らんだのね。">
            <text:p>桜のつぼみが膨らんだのね。</text:p>
          </table:table-cell>
          <table:table-cell office:value-type="string" office:value="さくら の つぼみ が ふくらんだ の ね。">
            <text:p>さくら の つぼみ が ふくらんだ の ね。</text:p>
          </table:table-cell>
          <table:table-cell office:value-type="string" office:value="The cherry blossom buds swelled.">
            <text:p>The cherry blossom buds swell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2">
            <text:p>192</text:p>
          </table:table-cell>
          <table:table-cell office:value-type="string" office:value="193">
            <text:p>19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納める">
            <text:p>納める</text:p>
          </table:table-cell>
          <table:table-cell office:value-type="string" office:value="おさめる">
            <text:p>おさめる</text:p>
          </table:table-cell>
          <table:table-cell office:value-type="string" office:value="pay (tax, fee etc.)">
            <text:p>pay (tax, fee etc.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自動車税を納めたよ。">
            <text:p>自動車税を納めたよ。</text:p>
          </table:table-cell>
          <table:table-cell office:value-type="string" office:value="じどうしゃ ぜい を おさめた よ。">
            <text:p>じどうしゃ ぜい を おさめた よ。</text:p>
          </table:table-cell>
          <table:table-cell office:value-type="string" office:value="I paid my car tax.">
            <text:p>I paid my car tax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4">
            <text:p>194</text:p>
          </table:table-cell>
          <table:table-cell office:value-type="string" office:value="195">
            <text:p>19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産地">
            <text:p>産地</text:p>
          </table:table-cell>
          <table:table-cell office:value-type="string" office:value="さんち">
            <text:p>さんち</text:p>
          </table:table-cell>
          <table:table-cell office:value-type="string" office:value="production center, producing area">
            <text:p>production center, producing are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地方はお茶の産地です。">
            <text:p>その地方はお茶の産地です。</text:p>
          </table:table-cell>
          <table:table-cell office:value-type="string" office:value="その ちほう は おちゃ の さんち です。">
            <text:p>その ちほう は おちゃ の さんち です。</text:p>
          </table:table-cell>
          <table:table-cell office:value-type="string" office:value="The region is a production center of tea leaves.">
            <text:p>The region is a production center of tea leav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6">
            <text:p>196</text:p>
          </table:table-cell>
          <table:table-cell office:value-type="string" office:value="197">
            <text:p>19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生える">
            <text:p>生える</text:p>
          </table:table-cell>
          <table:table-cell office:value-type="string" office:value="はえる">
            <text:p>はえる</text:p>
          </table:table-cell>
          <table:table-cell office:value-type="string" office:value="grow, spring up">
            <text:p>grow, spring u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息子に新しい歯が生えました。">
            <text:p>息子に新しい歯が生えました。</text:p>
          </table:table-cell>
          <table:table-cell office:value-type="string" office:value="むすこ に あたらしい は が はえました。">
            <text:p>むすこ に あたらしい は が はえました。</text:p>
          </table:table-cell>
          <table:table-cell office:value-type="string" office:value="My son is growing a new tooth.">
            <text:p>My son is growing a new too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8">
            <text:p>198</text:p>
          </table:table-cell>
          <table:table-cell office:value-type="string" office:value="199">
            <text:p>19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夫人">
            <text:p>夫人</text:p>
          </table:table-cell>
          <table:table-cell office:value-type="string" office:value="ふじん">
            <text:p>ふじん</text:p>
          </table:table-cell>
          <table:table-cell office:value-type="string" office:value="wife, Mrs.">
            <text:p>wife, Mrs.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スミス夫人がいらっしゃいました。">
            <text:p>スミス夫人がいらっしゃいました。</text:p>
          </table:table-cell>
          <table:table-cell office:value-type="string" office:value="スミス ふじん が いらっしゃいました。">
            <text:p>スミス ふじん が いらっしゃいました。</text:p>
          </table:table-cell>
          <table:table-cell office:value-type="string" office:value="Mrs. Smith is here.">
            <text:p>Mrs. Smith is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0">
            <text:p>200</text:p>
          </table:table-cell>
          <table:table-cell office:value-type="string" office:value="201">
            <text:p>20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夫人">
            <text:p>夫人</text:p>
          </table:table-cell>
          <table:table-cell office:value-type="string" office:value="ふじん">
            <text:p>ふじん</text:p>
          </table:table-cell>
          <table:table-cell office:value-type="string" office:value="wife, Mrs.">
            <text:p>wife, Mrs.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スミス夫人がいらっしゃいました。">
            <text:p>スミス夫人がいらっしゃいました。</text:p>
          </table:table-cell>
          <table:table-cell office:value-type="string" office:value="スミス ふじん が いらっしゃいました。">
            <text:p>スミス ふじん が いらっしゃいました。</text:p>
          </table:table-cell>
          <table:table-cell office:value-type="string" office:value="Mrs. Smith is here.">
            <text:p>Mrs. Smith is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2">
            <text:p>202</text:p>
          </table:table-cell>
          <table:table-cell office:value-type="string" office:value="203">
            <text:p>203</text:p>
          </table:table-cell>
          <table:table-cell office:value-type="string" office:value=" ">
            <text:p>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